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8.4pt"/>
    </style:style>
    <style:style style:name="co2" style:family="table-column">
      <style:table-column-properties fo:break-before="auto" style:column-width="649.19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act-Check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Same-Context</text:p>
          </table:table-cell>
        </table:table-row>
        <table:table-row table:style-name="ro1">
          <table:table-cell office:value-type="string" calcext:value-type="string">
            <text:p>Leicester is going back into lockdown soon after 5G was rolled out there. </text:p>
          </table:table-cell>
          <table:table-cell office:value-type="string" calcext:value-type="string">
            <text:p>Strange Leicester is in lockdown just when they're rolling out 5G there coincidence or wha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number of British children who need foster care has risen by 44% during the pandemic, children’s charity Barnardo’s has warned. </text:p>
          </table:table-cell>
          <table:table-cell office:value-type="string" calcext:value-type="string">
            <text:p>Experts say children in foster care could face heightened risk of abuse, neglect amid pandemic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t mobile Covid-19 testing units, 97% of results are delivered within 24 hours. </text:p>
          </table:table-cell>
          <table:table-cell office:value-type="string" calcext:value-type="string">
            <text:p>The UK’s mobile testing unit capacity is to be boosted by the largest deployment of armed forces personnel during the Covid-19 outbreak.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 last time a police officer was successfully prosecuted in the UK concerning the death of somebody in custody was in 1969. </text:p>
          </table:table-cell>
          <table:table-cell office:value-type="string" calcext:value-type="string">
            <text:p>Deaths in British police custody: no convicted officers since 1969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nnis pro Serena Williams wrote a post saying she is “sick of COVID-19” and sick of “black vs. white”. </text:p>
          </table:table-cell>
          <table:table-cell office:value-type="string" calcext:value-type="string">
            <text:p>In a Facebook post, tennis star Serena Williams said that she was sick of COVID-19, black versus white, gay versus straight and Democrats versus Republicans, and that people should “stop thrusting your beliefs on others.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cebook has said sharing the Lord’s Prayer goes against their policies. </text:p>
          </table:table-cell>
          <table:table-cell office:value-type="string" calcext:value-type="string">
            <text:p>Facebook says posting the Lord's prayer goes against their policies.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e Bill and Melinda Gates Foundation was kicked out of India.</text:p>
          </table:table-cell>
          <table:table-cell office:value-type="string" calcext:value-type="string">
            <text:p>Don’t forget, the Gates family had to leave India for this. 100% proven.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 little girl called Alice has been kidnapped from various areas in the UK.</text:p>
          </table:table-cell>
          <table:table-cell office:value-type="string" calcext:value-type="string">
            <text:p>A little girl has vanished from a local area and the police need help to identify those responsib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 illustration shows that the Covid-19 test involves a swab going all the way to the back of the nose. </text:p>
          </table:table-cell>
          <table:table-cell office:value-type="string" calcext:value-type="string">
            <text:p>The test is done with a shallow nose swab not the deep one that touches the back of the throat.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ill Gates is a partner in the lab in Wuhan, China.</text:p>
          </table:table-cell>
          <table:table-cell office:value-type="string" calcext:value-type="string">
            <text:p>Bill Gates owns the lab where this all start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icides have increased 200% under lockdow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 Gates owns the patent and vaccine for coronaviru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a handful of MPs turned up to debate a pay rise for health and social care workers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Korean Police use purple dye cannons to mark protester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a day, Italy sent home more than 14,000 patients after treating them with Aspirin and Apronax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ople with Covid-19 should take aspirin 100mg and Apronax or paracetamo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ball players will display Black Lives Matter on their shirts but weren’t allowed to display the poppy symbo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country currently has a functioning track and trace ap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 workers in the UK get a badge they have to buy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 workers in France are being rewarded with a £1,500 tax free lump sum. </text:p>
          </table:table-cell>
          <table:table-cell table:number-columns-repeated="2"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2:08:42.968390885</meta:creation-date>
    <dc:date>2020-07-07T23:10:01.568799131</dc:date>
    <meta:editing-duration>PT40M46S</meta:editing-duration>
    <meta:editing-cycles>5</meta:editing-cycles>
    <meta:generator>LibreOffice/6.0.7.3$Linux_X86_64 LibreOffice_project/00m0$Build-3</meta:generator>
    <meta:document-statistic meta:table-count="1" meta:cell-count="43" meta:object-count="0"/>
  </office:meta>
</office:document-meta>
</file>